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59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Analisis pemilihan data modelling dan instalasi data modelling.</text:p>
      <text:p text:style-name="Standard">- Video Instalasi MariaDB di linux environment.</text:p>
      <text:p text:style-name="Standard">waktu: 2 minggu. link pengumpulan menunggu di Eling atau classroo<text:span text:style-name="T1">m</text:span></text:p>
      <text:p text:style-name="Standard"/>
      <text:p text:style-name="Standard"/>
      <text:p text:style-name="Standard"><text:a xlink:type="simple" xlink:href="https://www.filehorse.com/download-dbschema/" text:style-name="Internet_20_link" text:visited-style-name="Visited_20_Internet_20_Link">https://www.filehorse.com/download-dbschema/</text:a></text:p>
      <text:p text:style-name="Standard"/>
      <text:p text:style-name="Standard"><text:a xlink:type="simple" xlink:href="https://docs.google.com/document/d/176Q8klu3hj0emo_iATuWD7NL-6dqwbohiQqouWqzosg/edit" text:style-name="Internet_20_link" text:visited-style-name="Visited_20_Internet_20_Link">https://docs.google.com/document/d/176Q8klu3hj0emo_iATuWD7NL-6dqwbohiQqouWqzosg/edit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6:39:53.654001924</meta:creation-date>
    <dc:date>2022-02-22T19:59:22.369233563</dc:date>
    <meta:editing-duration>PT1H31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8" meta:character-count="306" meta:non-whitespace-character-count="283"/>
  </office:meta>
</office:document-meta>
</file>